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field_access_filter_compare_string_simple.test_list_g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Path_field_access_filter_compare_string_simple.test_list_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Path_field_access_filter_compare_string_simple.test_list_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Path_field_access_filter_compare_string_simple.test_list_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ity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Integer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_field_access_filter_compare_string_simple.test_list_eq_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field_access_filter_compare_string_simple.test_list_eq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field_access_filter_compare_string_simple.test_list_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Path_field_access_filter_compare_string_simple.test_list_no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